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4" style:family="table">
      <style:table-properties style:width="18cm" style:rel-width="100%" table:align="center"/>
    </style:style>
    <style:style style:name="Táblázat4.A" style:family="table-column">
      <style:table-column-properties style:column-width="2.533cm" style:rel-column-width="9221*"/>
    </style:style>
    <style:style style:name="Táblázat4.B" style:family="table-column">
      <style:table-column-properties style:column-width="15.468cm" style:rel-column-width="56314*"/>
    </style:style>
    <style:style style:name="Táblázat4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áblázat4.B1" style:family="table-cell">
      <style:table-cell-properties style:vertical-align="middle" fo:padding="0.053cm" fo:border="none"/>
    </style:style>
    <style:style style:name="Táblázat5" style:family="table">
      <style:table-properties style:width="18cm" style:rel-width="100%" table:align="left"/>
    </style:style>
    <style:style style:name="Táblázat5.A" style:family="table-column">
      <style:table-column-properties style:column-width="18cm" style:rel-column-width="65535*"/>
    </style:style>
    <style:style style:name="Táblázat5.A1" style:family="table-cell">
      <style:table-cell-properties style:vertical-align="middle" fo:padding="0.053cm" fo:border="0.05pt solid #cccccc"/>
    </style:style>
    <style:style style:name="Táblázat6" style:family="table">
      <style:table-properties style:width="18cm" style:rel-width="100%" table:align="center"/>
    </style:style>
    <style:style style:name="Táblázat6.A" style:family="table-column">
      <style:table-column-properties style:column-width="2.402cm" style:rel-column-width="8746*"/>
    </style:style>
    <style:style style:name="Táblázat6.B" style:family="table-column">
      <style:table-column-properties style:column-width="15.598cm" style:rel-column-width="56789*"/>
    </style:style>
    <style:style style:name="Táblázat6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áblázat6.B1" style:family="table-cell">
      <style:table-cell-properties style:vertical-align="middle" fo:padding="0.053cm" fo:border="none"/>
    </style:style>
    <style:style style:name="Táblázat7" style:family="table">
      <style:table-properties style:width="17.992cm" table:align="left" fo:background-color="#ffffff">
        <style:background-image/>
      </style:table-properties>
    </style:style>
    <style:style style:name="Táblázat7.A" style:family="table-column">
      <style:table-column-properties style:column-width="17.992cm"/>
    </style:style>
    <style:style style:name="Táblázat7.A1" style:family="table-cell">
      <style:table-cell-properties style:vertical-align="middle" fo:background-color="#f0f0f0">
        <style:background-image/>
      </style:table-cell-properties>
    </style:style>
    <style:style style:name="Táblázat7.A2" style:family="table-cell">
      <style:table-cell-properties style:vertical-align="middle" fo:background-color="#ffffff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text-properties fo:font-weight="bold" loext:padding="0cm" loext:border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Table_20_Contents" style:list-style-name="L3"/>
    <style:style style:name="P9" style:family="paragraph" style:parent-style-name="Table_20_Contents" style:list-style-name="L4"/>
    <style:style style:name="P10" style:family="paragraph" style:parent-style-name="Table_20_Contents" style:list-style-name="L5"/>
    <style:style style:name="P11" style:family="paragraph" style:parent-style-name="Table_20_Contents" style:list-style-name="L1">
      <style:paragraph-properties fo:margin-top="0cm" fo:margin-bottom="0cm" loext:contextual-spacing="false"/>
    </style:style>
    <style:style style:name="P12" style:family="paragraph" style:parent-style-name="Table_20_Contents" style:list-style-name="L2">
      <style:paragraph-properties fo:margin-top="0cm" fo:margin-bottom="0cm" loext:contextual-spacing="false"/>
    </style:style>
    <style:style style:name="P13" style:family="paragraph" style:parent-style-name="Table_20_Contents" style:list-style-name="L3">
      <style:paragraph-properties fo:margin-top="0cm" fo:margin-bottom="0cm" loext:contextual-spacing="false"/>
    </style:style>
    <style:style style:name="P14" style:family="paragraph" style:parent-style-name="Table_20_Contents" style:list-style-name="L4">
      <style:paragraph-properties fo:margin-top="0cm" fo:margin-bottom="0cm" loext:contextual-spacing="false"/>
    </style:style>
    <style:style style:name="P15" style:family="paragraph" style:parent-style-name="Table_20_Contents" style:list-style-name="L5">
      <style:paragraph-properties fo:margin-top="0cm" fo:margin-bottom="0cm" loext:contextual-spacing="false"/>
    </style:style>
    <style:style style:name="P16" style:family="paragraph" style:parent-style-name="Preformatted_20_Text">
      <style:text-properties loext:padding="0.049cm" loext:border="0.74pt solid #000000"/>
    </style:style>
    <style:style style:name="P17" style:family="paragraph" style:parent-style-name="Preformatted_20_Text">
      <style:paragraph-properties fo:margin-top="0cm" fo:margin-bottom="0.499cm" loext:contextual-spacing="false"/>
      <style:text-properties loext:padding="0.049cm" loext:border="0.74pt solid #000000"/>
    </style:style>
    <style:style style:name="T1" style:family="text">
      <style:text-properties fo:font-weight="bold"/>
    </style:style>
    <style:style style:name="T2" style:family="text">
      <style:text-properties fo:color="#ffffff" fo:font-weight="bold"/>
    </style:style>
    <style:style style:name="T3" style:family="text">
      <style:text-properties fo:color="#336699" fo:font-size="7pt"/>
    </style:style>
    <style:style style:name="T4" style:family="text">
      <style:text-properties fo:font-size="7pt"/>
    </style:style>
    <text:list-style style:name="L1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office:value-type="string">
            <text:p text:style-name="P5"> <text:span text:style-name="T2">Description</text:span>  </text:p>
          </table:table-cell>
          <table:table-cell table:style-name="Táblázat4.B1" office:value-type="string">
            <text:p text:style-name="Table_20_Contents"> </text:p>
          </table:table-cell>
        </table:table-row>
      </table:table>
      <table:table table:name="Táblázat5" table:style-name="Táblázat5">
        <table:table-column table:style-name="Táblázat5.A"/>
        <table:table-row>
          <table:table-cell table:style-name="Táblázat5.A1" office:value-type="string">
            <text:p text:style-name="Table_20_Contents"><text:bookmark text:name="descriptionArea"/>Mikor és hogyan csomagolódik?<text:line-break/>Transaction rollback, new transaction stb.<text:line-break/>Checked, uncheked exception.</text:p>
            <text:p text:style-name="Table_20_Contents"/>
          </table:table-cell>
        </table:table-row>
      </table:table>
      <text:p text:style-name="P1"/>
      <table:table table:name="Táblázat6" table:style-name="Táblázat6">
        <table:table-column table:style-name="Táblázat6.A"/>
        <table:table-column table:style-name="Táblázat6.B"/>
        <table:table-row>
          <table:table-cell table:style-name="Táblázat6.A1" office:value-type="string">
            <text:p text:style-name="P5"> <text:span text:style-name="T2">Comments</text:span>  </text:p>
          </table:table-cell>
          <table:table-cell table:style-name="Táblázat6.B1" office:value-type="string">
            <text:p text:style-name="Table_20_Contents"> </text:p>
          </table:table-cell>
        </table:table-row>
      </table:table>
      <text:p text:style-name="P2"><text:bookmark text:name="comment-header-90006"/></text:p>
      <table:table table:name="Táblázat7" table:style-name="Táblázat7">
        <table:table-column table:style-name="Táblázat7.A"/>
        <table:table-row>
          <table:table-cell table:style-name="Táblázat7.A1" office:value-type="string">
            <text:p text:style-name="Table_20_Contents">Comment by <text:bookmark text:name="word_commented_kissv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2</text:span><text:span text:style-name="T4"> ] </text:span><text:bookmark text:name="comment-body-90006"/></text:p>
          </table:table-cell>
        </table:table-row>
        <table:table-row>
          <table:table-cell table:style-name="Táblázat7.A2" office:value-type="string">
            <text:p text:style-name="Table_20_Contents">EJB környezetben 3 exceptiont különböztetünk meg:</text:p>
            <text:list xml:id="list2752342868" text:style-name="L1">
              <text:list-item>
                <text:p text:style-name="P11">Alkalmazás exception: Üzleti logika végrehajtása közben felmerülő kivételek. </text:p>
              </text:list-item>
              <text:list-item>
                <text:p text:style-name="P11">Rendszer exception: Minden más kivétel, ami nem az üzleti logika miatt keletkezett. </text:p>
              </text:list-item>
              <text:list-item>
                <text:p text:style-name="P6">Error: Önhibánkon kívüli problémák(OutOfMemoryError) <text:bookmark text:name="comment-header-90007"/></text:p>
              </text:list-item>
            </text:list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1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2</text:span><text:span text:style-name="T4"> ] </text:span><text:bookmark text:name="comment-body-90007"/></text:p>
          </table:table-cell>
        </table:table-row>
        <table:table-row>
          <table:table-cell table:style-name="Táblázat7.A2" office:value-type="string">
            <text:p text:style-name="Table_20_Contents">Unchecked kivételek: Ezek a java.lang.RuntimeException leszármazottai. Ennek keletkezésekor az a tranzakció, amelyikben kiváltódott, rollbackelődik.<text:line-break/>RuntimeException megdobása esetén a következő műveletek hajtódnak végre az EJB konténerben:</text:p>
            <text:list xml:id="list3694478868" text:style-name="L2">
              <text:list-item>
                <text:p text:style-name="P12">Rollbackelődik a tranzakció. </text:p>
              </text:list-item>
              <text:list-item>
                <text:p text:style-name="P12">Eldobja az EJB példányt. </text:p>
              </text:list-item>
              <text:list-item>
                <text:p text:style-name="P7">EJBException-be csomagolva dobja a kivételt a hívónak. <text:bookmark text:name="comment-header-90008"/></text:p>
              </text:list-item>
            </text:list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2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2</text:span><text:span text:style-name="T4"> ] </text:span><text:bookmark text:name="comment-body-90008"/></text:p>
          </table:table-cell>
        </table:table-row>
        <table:table-row>
          <table:table-cell table:style-name="Táblázat7.A2" office:value-type="string">
            <text:p text:style-name="Table_20_Contents">Checked kivételek: A java.lang.Exception leszármazottai. Ilyen kivétel keletkezésekor nem rollbackelődik a tranzakció, illetve nem is csomagolja be EJBExceptionbe. Ez egy olyan hiba amelyről a fejlesztő úgy véli vigyázni kell vele, és mindenképp le kell kezelni. Az ilyen kivételek többnyire üzleti logikához kapcsolódnak.<text:line-break/>Az alábbi nevek jellemzőek lehetnek egy ilyen saját exceptionre.</text:p>
            <text:list xml:id="list2333598721" text:style-name="L3">
              <text:list-item>
                <text:p text:style-name="P13">BusinessValidationException extends java.lang.Exception </text:p>
              </text:list-item>
              <text:list-item>
                <text:p text:style-name="P8">BusinessLogicException extends java.lang.Exception </text:p>
              </text:list-item>
            </text:list>
            <text:p text:style-name="Table_20_Contents">Mivel előfordulhat, hogy ezeknek a kivételeknek a hatására is szeretnénk, ha rollbackelődne a tranzakció, ilyenkor azt tehetjük, hogy az EJB kontextus EjbContext.setRollbackOnly() metódusát hívjuk meg, ez kikényszeríti a rollbacket.ha ezt nem hívjuk meg, akkor a checked kivétel nem okoz rollbacket.</text:p>
            <text:p text:style-name="Table_20_Contents">Nem kényelmes, ha checked exceptionoknél mindig meg kell hívni a EjbContext.setRollbackOnly() metódust.Ha elfelejtjük meghívni, akkor adatbázis műveletek commitálódnak, ezzel inkonzisztens állapot alakulhat ki az adatbázisban. Három megoldást lehet erre alkalmazni:</text:p>
            <text:list xml:id="list1165358234" text:style-name="L4">
              <text:list-item>
                <text:p text:style-name="P14">A saját BusinessValidationException osztályunkat származtassuk le a RuntimeExceptionből, és ha ez megdobódik, akkor a tranzakvió autómatikusan rollbackelődik. Az exceptiont becsomagolja egy EJBExceptionbe és úgy dobja tovább. </text:p>
              </text:list-item>
              <text:list-item>
                <text:p text:style-name="P14">A saját BusinessValidationException osztályunkat származtassuk le a RuntimeExceptionből, és helyezzük felé a @ApplicationException(rollback=true) annotációt. Ebben az esetben a <text:soft-page-break/>keletkezett exceptiont kapja a kliens, nem egy csomagoló exceptiont, és a tranzakció ugyan úgy rollbackelődik. Ha @ApplicationException(rollback=false) annotációt alkalmazunk unchecked kivételekre, akkor ennek megdobása nem fog tranzakció rollbacket okozni. </text:p>
              </text:list-item>
              <text:list-item>
                <text:p text:style-name="P9">A saját BusinessValidationException osztályunkat származtassuk le a java.lang.Exception –ből, és helyezzük felé a @ApplicationException(rollback=true) annotációt.Ebben az esetben ugyan azt az eredményt kapjuk mint az előző pontban, annyi különbséggel,hogy ezzel a megoldással figyelmeztetni tudjuk a klienst az esetleges hibáról(metódus paraméterben kötelezően lekezelendő exception szerepel). <text:bookmark text:name="comment-header-90009"/></text:p>
              </text:list-item>
            </text:list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3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2</text:span><text:span text:style-name="T4"> ] </text:span><text:bookmark text:name="comment-body-90009"/></text:p>
          </table:table-cell>
        </table:table-row>
        <table:table-row>
          <table:table-cell table:style-name="Táblázat7.A2" office:value-type="string">
            <text:p text:style-name="Table_20_Contents">Kivételek becsomagolása: Az EJB konténer a keletkezett kivételeket sok esetben becsomagolva dobja meg a hívó felé. Ez a becsomagolás csak unchecked kivételek esetében történik meg. A becsomagolás történhet javax.ejb.EJBException vagy javax.ejb.EJBTransactionRolledbackException kivételosztályok egyikébe. Ha a hívó metódus ugyan abban a tranzakcióban van, mint amit meghívtunk, akkor javax.ejb.EJBTransactionRolledbackException-ba csomagolja a kivételt(Például NullPointerException-t), viszont ha a hívó másik tranzakcióban van(a metódus a @TransactionAttribute(TransactionAttributeType.REQUIRES_NEW) annotációval van ellátva), akkor EJBExceptionbe csomagolva kapja meg a hívó fél a kivételt.<text:bookmark text:name="comment-header-90015"/></text:p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4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2</text:span><text:span text:style-name="T4"> ] </text:span><text:bookmark text:name="comment-body-90015"/></text:p>
          </table:table-cell>
        </table:table-row>
        <table:table-row>
          <table:table-cell table:style-name="Táblázat7.A2" office:value-type="string">
            <text:p text:style-name="Table_20_Contents">Kivételosztályok leszármazási hierarchiája:</text:p>
            <text:list xml:id="list454054184" text:style-name="L5">
              <text:list-item>
                <text:p text:style-name="P15">java.lang.Object </text:p>
              </text:list-item>
              <text:list-item>
                <text:p text:style-name="P15">java.lang.Throwable </text:p>
              </text:list-item>
              <text:list-item>
                <text:p text:style-name="P15">java.lang.Exception </text:p>
              </text:list-item>
              <text:list-item>
                <text:p text:style-name="P15">java.lang.RuntimeException </text:p>
              </text:list-item>
              <text:list-item>
                <text:p text:style-name="P15">java.ejb.EJBException </text:p>
              </text:list-item>
              <text:list-item>
                <text:p text:style-name="P10">java.ejb.EJBTransactionRolledbackException </text:p>
              </text:list-item>
            </text:list>
            <text:p text:style-name="Table_20_Contents">A hierarchiából látszik, hogy az java.ejb.EJBTransactionRolledbackException a java.ejb.EJBException leszármazottja, így hibakezelésnél erre érdemes odafigyelni, hisz EJBExceptionnel elkapjuk az EJBTransactionRolledbackException-öket is.<text:bookmark text:name="comment-header-90016"/></text:p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5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2</text:span><text:span text:style-name="T4"> ] </text:span><text:bookmark text:name="comment-body-90016"/></text:p>
          </table:table-cell>
        </table:table-row>
        <table:table-row>
          <table:table-cell table:style-name="Táblázat7.A2" office:value-type="string">
            <text:p text:style-name="Table_20_Contents">A link, ami a kidolgozott anyag gyökerét adta: <text:a xlink:type="simple" xlink:href="http://palkonyves.blogspot.hu/2013/04/exceptions-and-transactions-in-ejb.html" text:style-name="Internet_20_link" text:visited-style-name="Visited_20_Internet_20_Link">http://palkonyves.blogspot.hu/2013/04/exceptions-and-transactions-in-ejb.html</text:a><text:bookmark text:name="comment-header-90100"/></text:p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6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6</text:span><text:span text:style-name="T4"> ] </text:span><text:bookmark text:name="comment-body-90100"/></text:p>
          </table:table-cell>
        </table:table-row>
        <table:table-row>
          <table:table-cell table:style-name="Táblázat7.A2" office:value-type="string">
            <text:p text:style-name="Table_20_Contents">Web réteg és EJB réteg közötti hibakezelés: Hasonló a működése az EJB - EJB réteg közöttire, ha az EJB metódus unchecked kivételt dob, akkor rollbackelődik a tranzakió, ha pedig checked kivételt, akkor pedig nem rollbackelődik az EJB tranzakció.<text:bookmark text:name="comment-header-90101"/></text:p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7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6</text:span><text:span text:style-name="T4"> ] </text:span><text:bookmark text:name="comment-body-90101"/></text:p>
          </table:table-cell>
        </table:table-row>
        <table:table-row>
          <table:table-cell table:style-name="Táblázat7.A2" office:value-type="string">
            <text:p text:style-name="Table_20_Contents">Kérdés: Mi fog történni az addKifPlan metódus hívás hatására(A Facade ugyan abban a tranzakcióban van, mint a PersistenceManager)?</text:p>
            <text:p text:style-name="P4">Facade.java</text:p>
            <text:p text:style-name="P16">@Override</text:p>
            <text:p text:style-name="P16"><text:s text:c="4"/>public Long addKifPlan(KifPlanDTO kifPlanDTO){</text:p>
            <text:p text:style-name="P16"><text:s text:c="8"/>KifPlan kifPlan = kifPlanDTOConverter.convertToEntity(kifPlanDTO);</text:p>
            <text:p text:style-name="P16"><text:soft-page-break/><text:s text:c="8"/>kifPlan.setSavedBy(userService.getLoggedInUser());</text:p>
            <text:p text:style-name="P16"><text:s text:c="8"/>kifPlan.setSavedAt(dateService.getCurrentDate());</text:p>
            <text:p text:style-name="P16"><text:s text:c="8"/>try{</text:p>
            <text:p text:style-name="P16"><text:s text:c="16"/>kifPlanPM.exceptionPersist(kifPlan);</text:p>
            <text:p text:style-name="P16"><text:s text:c="8"/>}catch(NewException e){</text:p>
            <text:p text:style-name="Preformatted_20_Text"/>
            <text:p text:style-name="P16"><text:s text:c="8"/>}</text:p>
            <text:p text:style-name="P16"><text:s text:c="8"/>kifPlanPM.persist(kifPlan);</text:p>
            <text:p text:style-name="P16"><text:s text:c="8"/>return kifPlan.getId();</text:p>
            <text:p text:style-name="P17"><text:s text:c="4"/>}</text:p>
            <text:p text:style-name="P4">Persistencemanager.java</text:p>
            <text:p text:style-name="P16">@Override</text:p>
            <text:p text:style-name="P16"><text:s text:c="4"/>public void exceptionPersist(KifPlan kifPlan){</text:p>
            <text:p text:style-name="P16"><text:s text:c="11"/>persist(kifPlan);</text:p>
            <text:p text:style-name="P16"><text:s text:c="11"/>throw new NewException();</text:p>
            <text:p text:style-name="P17"><text:s text:c="4"/>}</text:p>
            <text:p text:style-name="P4">NewException.java</text:p>
            <text:p text:style-name="P16">@ApplicationException(rollback = false)</text:p>
            <text:p text:style-name="P16">public class NewException extends RuntimeException{</text:p>
            <text:p text:style-name="Preformatted_20_Text"/>
            <text:p text:style-name="P17">}</text:p>
            <text:p text:style-name="Table_20_Contents">Válasz: Az exceptionPersist metódushívás unchecked kivételt dob, így hiába kapjuk el a Facadeban a kivételt, attól még a tranzakció rollbackelődik, ls a későbbi persist metódushívásnak már nem lesz létező adatbázis kapcsolata.<text:bookmark text:name="comment-header-90102"/></text:p>
          </table:table-cell>
        </table:table-row>
        <table:table-row>
          <table:table-cell table:style-name="Táblázat7.A1" office:value-type="string">
            <text:p text:style-name="Table_20_Contents">Comment by <text:bookmark text:name="word_commented_kissv8"/><text:a xlink:type="simple" xlink:href="https://jira.astron.hu/secure/ViewProfile.jspa?name=kissv" text:style-name="Internet_20_link" text:visited-style-name="Visited_20_Internet_20_Link">Kiss Viktor</text:a> <text:span text:style-name="T4">[ </text:span><text:span text:style-name="T3">2017.06.06</text:span><text:span text:style-name="T4"> ] </text:span><text:bookmark text:name="comment-body-90102"/></text:p>
          </table:table-cell>
        </table:table-row>
        <table:table-row>
          <table:table-cell table:style-name="Táblázat7.A2" office:value-type="string">
            <text:p text:style-name="Table_20_Contents">Kérdés: Mi történik, ha a Facade metódus meghívódik(a Facade és a PersistenceManager ugyan abban a tranzakcióban vannak)?</text:p>
            <text:p text:style-name="P4">Facade.java</text:p>
            <text:p text:style-name="P16">@Override</text:p>
            <text:p text:style-name="P16"><text:s text:c="4"/>public Long addKifPlan(KifPlanDTO kifPlanDTO){</text:p>
            <text:p text:style-name="P16"><text:s text:c="8"/>KifPlan kifPlan = kifPlanDTOConverter.convertToEntity(kifPlanDTO);</text:p>
            <text:p text:style-name="P16"><text:s text:c="8"/>kifPlan.setSavedBy(userService.getLoggedInUser());</text:p>
            <text:p text:style-name="P16"><text:s text:c="8"/>kifPlan.setSavedAt(dateService.getCurrentDate());</text:p>
            <text:p text:style-name="P16"><text:s text:c="8"/>try{</text:p>
            <text:p text:style-name="P16"><text:s text:c="16"/>kifPlanPM.exceptionPersist(kifPlan);</text:p>
            <text:p text:style-name="P16"><text:s text:c="8"/>}catch(Exception e){</text:p>
            <text:p text:style-name="P16"><text:s text:c="15"/>e.printStackTrace();</text:p>
            <text:p text:style-name="P16"><text:s text:c="8"/>}</text:p>
            <text:p text:style-name="P16"><text:s text:c="8"/>return kifPlan.getId();</text:p>
            <text:p text:style-name="P17"><text:s text:c="4"/>}</text:p>
            <text:p text:style-name="P4">Persistencemanager.java</text:p>
            <text:p text:style-name="P16"><text:soft-page-break/><text:s text:c="4"/>public void exceptionPersist(KifPlan kifPlan) throws Exception{</text:p>
            <text:p text:style-name="P16"><text:s text:c="12"/>persist(kifPlan);</text:p>
            <text:p text:style-name="P16"><text:s text:c="12"/>throw new Exception();</text:p>
            <text:p text:style-name="P17"><text:s text:c="4"/>}</text:p>
            <text:p text:style-name="Table_20_Contents">Válasz: A exceptionPersist metódus tranzakciója nem rollbackelődik, hisz ez checked kivétel, tehát lementette az entitást az adatbázisba, de attól a Facadenak megdobta az Exception kivételt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#BEL-130] Exception kezelés EJB konténerben</dc:title>
    <dc:date>2017-06-26T09:54:03.489000000</dc:date>
    <meta:editing-duration>PT6M36S</meta:editing-duration>
    <meta:editing-cycles>1</meta:editing-cycles>
    <meta:document-statistic meta:table-count="4" meta:image-count="0" meta:object-count="0" meta:page-count="4" meta:paragraph-count="86" meta:word-count="722" meta:character-count="6650" meta:non-whitespace-character-count="5750"/>
    <meta:generator>LibreOffice/5.3.0.3$Windows_X86_64 LibreOffice_project/7074905676c47b82bbcfbea1aeefc84afe1c50e1</meta:generator>
  </office:meta>
</office:document-meta>
</file>